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fo:background-color="#7fba62" style:font-size-asian="10pt" style:font-size-complex="10pt"/>
    </style:style>
    <style:style style:name="P17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P18" style:family="paragraph" style:parent-style-name="Table_20_Contents">
      <style:text-properties fo:font-size="10pt" officeooo:rsid="001c533c" officeooo:paragraph-rsid="001c9126" fo:background-color="#7fba62" style:font-size-asian="10pt" style:font-size-complex="10pt"/>
    </style:style>
    <style:style style:name="P19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5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T10" style:family="text">
      <style:text-properties officeooo:rsid="00223417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 table:style-name="TableLine94610880026400">
          <table:table-cell table:style-name="Table2.A1" office:value-type="string">
            <text:p text:style-name="P25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><draw:path text:anchor-type="paragraph" draw:z-index="3" draw:name="Bézier curve 4" draw:style-name="gr1" draw:text-style-name="P26" svg:width="0.1748in" svg:height="0.1531in" draw:transform="rotate (-0.420449816805435) translate (-0.198869576200109in 3.85094394440372in)" svg:viewBox="0 0 445 390" svg:d="M0 7c147 6 447-72 445 182l-118 143-47 58"><text:p/></draw:path></text:p>
      <table:table table:name="Table1" table:style-name="Table1">
        <table:table-column table:style-name="Table1.A" table:number-columns-repeated="3"/>
        <table:table-row table:style-name="TableLine94610880232176">
          <table:table-cell table:style-name="Table1.A1" office:value-type="string">
            <text:p text:style-name="P4"><draw:path text:anchor-type="paragraph" draw:z-index="0" draw:name="Bézier curve 1" draw:style-name="gr1" draw:text-style-name="P26" svg:width="0.1618in" svg:height="0.1724in" draw:transform="rotate (-0.917868653623819) translate (-0.29666880310976in 0.0130138602745041in)" svg:viewBox="0 0 412 439" svg:d="M0 62c144 172 539-319 372 140l-18 215 3 22"><text:p/></draw:path><draw:path text:anchor-type="paragraph" draw:z-index="2" draw:name="Bézier curve 3" draw:style-name="gr1" draw:text-style-name="P26" svg:width="0.5693in" svg:height="3.3142in" draw:transform="rotate (-3.04507594595451) translate (0.0837068636752829in 3.38504199149915in)" svg:viewBox="0 0 1447 8419" svg:d="M638 6c179-16 352 5 530 18 226 15 311 301 268 492-40 178 0 349-18 529-17 178-20 355-35 529-15 181-38 363-52 542-14 178-45 354-100 522-61 184-84 380-105 571-21 188-13 377-39 562-24 175-34 353-51 527-18 187-36 374-54 560-18 191-55 384-56 575-1 201-25 397-24 595 2 194-55 387-40 580 14 183-19 363-19 545 0 172-52 342-49 511 2 179-46 363-2 532 81 312-245 219-367 179l-162-48-180-18-83-7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()</text:p>
          </table:table-cell>
          <table:table-cell table:style-name="Table1.C1" office:value-type="string">
            <text:p text:style-name="P9">.begin()</text:p>
            <text:p text:style-name="P9">.end()</text:p>
            <text:p text:style-name="P9">.rbegin()</text:p>
            <text:p text:style-name="P9">.rend()</text:p>
          </table:table-cell>
        </table:table-row>
        <table:table-row table:style-name="TableLine94610880526048"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6">.push_back()</text:p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17">.<text:span text:style-name="T1">erase(begin,end)</text:span></text:p>
            <text:p text:style-name="P18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 table:style-name="TableLine94610880321472"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9">.push_front()</text:p>
            <text:p text:style-name="P9">.pop_front()</text:p>
            <text:p text:style-name="P9">.pop_back(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610880615600">
          <table:table-cell table:style-name="Table1.A2" office:value-type="string">
            <text:p text:style-name="P4"><draw:path text:anchor-type="paragraph" draw:z-index="1" draw:name="Bézier curve 2" draw:style-name="gr1" draw:text-style-name="P26" svg:width="0.1791in" svg:height="0.1772in" draw:transform="rotate (-0.46792277245968) translate (-0.283333333333333in 0.0236111111111111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610880616544">
          <table:table-cell table:style-name="Table1.A2" office:value-type="string">
            <text:p text:style-name="P5"><draw:path text:anchor-type="paragraph" draw:z-index="4" draw:name="Bézier curve 5" draw:style-name="gr1" draw:text-style-name="P26" svg:width="0.4929in" svg:height="1.5217in" draw:transform="rotate (-3.14159265358979) translate (-0.116649611186207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9">-unique accending order for <text:span text:style-name="T7">set</text:span></text:p>
            <text:p text:style-name="P19">-unique random order for <text:span text:style-name="T7">unordered_set</text:span></text:p>
            <text:p text:style-name="P19">-repeting values in ascending order with <text:span text:style-name="T7">multiset</text:span></text:p>
            <text:p text:style-name="P1"/>
            <text:p text:style-name="P5"/>
          </table:table-cell>
          <table:table-cell table:style-name="Table1.A2" office:value-type="string">
            <text:p text:style-name="P16">.<text:span text:style-name="T6">insert(</text:span><text:span text:style-name="T9">)</text:span></text:p>
            <text:p text:style-name="P16">.find()</text:p>
            <text:p text:style-name="P16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 table:style-name="TableLine94610880617600">
          <table:table-cell table:style-name="Table1.A2" office:value-type="string">
            <text:p text:style-name="P6">Map→ </text:p>
            <text:p text:style-name="P19">-<text:span text:style-name="T8">same as set with key and value combo</text:span></text:p>
            <text:p text:style-name="P19">-<text:span text:style-name="T8">map,unordered_map,multimaps same as set</text:span></text:p>
          </table:table-cell>
          <table:table-cell table:style-name="Table1.A2" office:value-type="string">
            <text:p text:style-name="P22">.first .second</text:p>
            <text:p text:style-name="P22">.at(key) or a[key]</text:p>
            <text:p text:style-name="P23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 table:style-name="TableLine94610880618800">
          <table:table-cell table:style-name="Table1.A2" office:value-type="string">
            <text:p text:style-name="P7"><draw:path text:anchor-type="paragraph" draw:z-index="5" draw:name="Bézier curve 6" draw:style-name="gr1" draw:text-style-name="P26" svg:width="0.189in" svg:height="0.1626in" draw:transform="rotate (-0.728849495632833) translate (-0.286422367184646in 0.0268762654127916in)" svg:viewBox="0 0 481 414" svg:d="M0 39c148 123 582-255 459 167l-46 197-12 11"><text:p/></draw:path>Stack→</text:p>
            <text:p text:style-name="P20"><draw:path text:anchor-type="paragraph" draw:z-index="7" draw:name="Bézier curve 8" draw:style-name="gr1" draw:text-style-name="P26" svg:width="0.6874in" svg:height="2.0776in" draw:transform="rotate (-3.02221213275338) translate (0.0831866918640904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2">.push() or emplace</text:p>
            <text:p text:style-name="P22">.pop()</text:p>
            <text:p text:style-name="P22">.top()</text:p>
            <text:p text:style-name="P22">.empty()</text:p>
            <text:p text:style-name="P22">.size()</text:p>
            <text:p text:style-name="P23"/>
          </table:table-cell>
          <table:table-cell table:style-name="Table1.C2" office:value-type="string">
            <text:p text:style-name="P14">XX_NO ITERATORS_XX</text:p>
          </table:table-cell>
        </table:table-row>
        <table:table-row table:style-name="TableLine94610880619776">
          <table:table-cell table:style-name="Table1.A2" office:value-type="string">
            <text:p text:style-name="P8">Queue→</text:p>
            <text:p text:style-name="P21">-FIFO Operation ()</text:p>
          </table:table-cell>
          <table:table-cell table:style-name="Table1.A2" office:value-type="string">
            <text:p text:style-name="P22">.push()</text:p>
            <text:p text:style-name="P22">.pop()</text:p>
            <text:p text:style-name="P16">.front() <text:s text:c="4"/>// first element</text:p>
            <text:p text:style-name="P16">.back() <text:s text:c="5"/>//last element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 table:style-name="TableLine94610880620752">
          <table:table-cell table:style-name="Table1.A2" office:value-type="string">
            <text:p text:style-name="P8"><draw:path text:anchor-type="paragraph" draw:z-index="6" draw:name="Bézier curve 7" draw:style-name="gr1" draw:text-style-name="P26" svg:width="0.1898in" svg:height="0.1835in" draw:transform="rotate (-0.658512726777462) translate (-0.222790373528058in 0.0270052801932934in)" svg:viewBox="0 0 483 467" svg:d="M0 9c146 70 624-168 443 221l-80 167-9 70"><text:p/></draw:path>Priority Queue→</text:p>
            <text:p text:style-name="P21">-Stores all in Sorted order and dose it in log N</text:p>
            <text:p text:style-name="P21">-<text:span text:style-name="T4">Max Priority Queue</text:span></text:p>
            <text:p text:style-name="P2">-Min Priority Queue</text:p>
          </table:table-cell>
          <table:table-cell table:style-name="Table1.A2" office:value-type="string">
            <text:p text:style-name="P24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7:14:50.040265523</meta:creation-date>
    <dc:date>2022-07-15T14:23:49.457823967</dc:date>
    <meta:editing-duration>PT23M46S</meta:editing-duration>
    <meta:editing-cycles>7</meta:editing-cycles>
    <meta:generator>LibreOffice/7.2.7.2$Linux_X86_64 LibreOffice_project/20$Build-2</meta:generator>
    <meta:document-statistic meta:table-count="2" meta:image-count="0" meta:object-count="0" meta:page-count="1" meta:paragraph-count="76" meta:word-count="168" meta:character-count="1154" meta:non-whitespace-character-count="994"/>
  </office:meta>
</office:document-meta>
</file>